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style:font-name="Times New Roman" fo:font-size="12pt" fo:language="uk" fo:country="UA" style:font-size-asian="12pt" style:font-name-complex="Times New Roman1" style:font-size-complex="12pt"/>
    </style:style>
    <style:style style:name="T2" style:family="text">
      <style:text-properties style:font-name="Times New Roman" fo:font-size="12pt" fo:language="uk" fo:country="UA" fo:font-weight="bold" style:font-size-asian="12pt" style:font-weight-asian="bold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ТЗ Гібочна машина</text:span></text:p>
      <text:p text:style-name="P2"><text:span text:style-name="T1">Треба керувати кроковим двигуном Тип NEMA 23, використовується ШВП1605. </text:span></text:p>
      <text:p text:style-name="P3"><text:span text:style-name="T1">Алгоритм: Оператор з кнопок задає відстань в міліметрах (точність 0.1мм) на яку треба від’їхати. Максимальна кількість кроків – 6. Це все відображається на ЛЕД дисплеї. </text:span></text:p>
      <text:p text:style-name="P2"><text:span text:style-name="T1">Початок роботи: Оператор натискає педаль, кроковий двигун з нульового положення пересуває робочий орган на задану відстань (крок 1) і зупиняється, далі виконується робочий процес згинання виробу (це окремі механізми, не пов’язані з цим), після згинання оператор знову натискає педаль, кроковий двигун пересуває РО на задану відстань (крок 2, відстань рахується від положення «0») і так далі… до останнього кроку. Після виконання останнього кроку, натискаючи педаль механізм повертається в положення </text:span><text:span text:style-name="T2">крок 1. </text:span><text:span text:style-name="T1">Далі по циклу.</text:span></text:p>
      <text:p text:style-name="P2"><text:span text:style-name="T1">При необхідності виїхати в «0» натискаємо окрему кнопку «0».</text:span></text:p>
      <text:p text:style-name="P2"><text:span text:style-name="T1">Робота без зворотнього зв’язку, відстань рахується по кроках двигуна.</text:span></text:p>
      <text:p text:style-name="P2"><text:span text:style-name="T1">При вимиканні обладнання данні не зберігаються.</text:span></text:p>
      <text:p text:style-name="P2"><text:span text:style-name="T1">Треба запропонувати обладнання: контролер, панель (ЛЕД) та розробити софт.</text:span></text:p>
      <text:p text:style-name="P2"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5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dc:creator>User</dc:creator>
    <meta:editing-cycles>5</meta:editing-cycles>
    <meta:creation-date>2023-03-17T08:08:00</meta:creation-date>
    <dc:date>2023-03-17T08:45:00</dc:date>
    <meta:editing-duration>PT23M</meta:editing-duration>
    <meta:generator>LibreOffice/7.3.7.2$Linux_X86_64 LibreOffice_project/30$Build-2</meta:generator>
    <meta:document-statistic meta:table-count="0" meta:image-count="0" meta:object-count="0" meta:page-count="1" meta:paragraph-count="8" meta:word-count="143" meta:character-count="1029" meta:non-whitespace-character-count="891"/>
    <meta:user-defined meta:name="AppVersion">15.0000</meta:user-defined>
    <meta:template xlink:type="simple" xlink:actuate="onRequest" xlink:title="Normal" xlink:href=""/>
  </office:meta>
</office:document-meta>
</file>